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7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--<text:s/>---<text:s/>.-.<text:s/>...<text:s/>.<text:s text:c="3"/>-.-.<text:s/>---<text:s/>-..<text:s/>.<text:s text:c="3"/>..<text:s/>...<text:s text:c="3"/>...-<text:s/>.<text:s/>.-.<text:s/>-.--<text:s text:c="3"/>.<text:s/>.-<text:s/>...<text:s/>-.--<text:s text:c="3"/>-<text:s/>---<text:s text:c="3"/>.-.<text:s/>.<text:s/>-.-.<text:s/>---<text:s/>--.<text:s/>-.<text:s/>..<text:s/>--..<text:s/>.<text:s/></text:span></text:p>
      <text:p text:style-name="P2"/>
      <text:p text:style-name="P3"/>
      <text:p text:style-name="P4"><text:span text:style-name="T4_1">65<text:s/>83<text:s/>67<text:s/>73<text:s/>73<text:s/>32<text:s/>67<text:s/>111<text:s/>100<text:s/>101<text:s/>32<text:s/>105<text:s/>115<text:s/>32<text:s/>115<text:s/>116<text:s/>105<text:s/>108<text:s/>108<text:s/>32<text:s/>119<text:s/>105<text:s/>100<text:s/>101<text:s/>108<text:s/>121<text:s/>32<text:s/>117<text:s/>115<text:s/>101<text:s/>100<text:s/>46</text:span></text:p>
      <text:p text:style-name="P5"/>
      <text:p text:style-name="P6"/>
      <text:p text:style-name="P7"><text:span text:style-name="T7_1">C</text:span><text:span text:style-name="T7_2">9<text:s/></text:span><text:span text:style-name="T7_3">A</text:span><text:span text:style-name="T7_4">3<text:s/>40<text:s/></text:span><text:span text:style-name="T7_5">A</text:span><text:span text:style-name="T7_6">2<text:s/>85<text:s/>85<text:s/>94<text:s/></text:span><text:span text:style-name="T7_7">A</text:span><text:span text:style-name="T7_8">2<text:s/>40<text:s/></text:span><text:span text:style-name="T7_9">A</text:span><text:span text:style-name="T7_10">3<text:s/>96<text:s/>40<text:s/>82<text:s/>85<text:s/>40<text:s/></text:span><text:span text:style-name="T7_11">C</text:span><text:span text:style-name="T7_12">1<text:s/></text:span><text:span text:style-name="T7_13">E</text:span><text:span text:style-name="T7_14">2<text:s/></text:span><text:span text:style-name="T7_15">C</text:span><text:span text:style-name="T7_16">3<text:s/></text:span><text:span text:style-name="T7_17">C</text:span><text:span text:style-name="T7_18">9<text:s/></text:span><text:span text:style-name="T7_19">C</text:span><text:span text:style-name="T7_20">9<text:s/>6</text:span><text:span text:style-name="T7_21">B</text:span><text:span text:style-name="T7_22"><text:s/>40<text:s/>82<text:s/></text:span><text:span text:style-name="T7_23">A</text:span><text:span text:style-name="T7_24">4<text:s/></text:span><text:span text:style-name="T7_25">A</text:span><text:span text:style-name="T7_26">3<text:s/>40<text:s/>89<text:s/></text:span><text:span text:style-name="T7_27">A</text:span><text:span text:style-name="T7_28">3<text:s/>40<text:s/>89<text:s/></text:span><text:span text:style-name="T7_29">A</text:span><text:span text:style-name="T7_30">2<text:s/>40<text:s/></text:span><text:span text:style-name="T7_31">C</text:span><text:span text:style-name="T7_32">5<text:s/></text:span><text:span text:style-name="T7_33">C</text:span><text:span text:style-name="T7_34">2<text:s/></text:span><text:span text:style-name="T7_35">C</text:span><text:span text:style-name="T7_36">3<text:s/></text:span><text:span text:style-name="T7_37">C</text:span><text:span text:style-name="T7_38">4<text:s/></text:span><text:span text:style-name="T7_39">C</text:span><text:span text:style-name="T7_40">9<text:s/></text:span><text:span text:style-name="T7_41">C</text:span><text:span text:style-name="T7_42">3<text:s/>5</text:span><text:span text:style-name="T7_43">A</text:span></text:p>
      <text:p text:style-name="P8"/>
      <text:p text:style-name="P9"/>
      <text:p text:style-name="P10"><text:span text:style-name="T10_1">QmFzZSA</text:span><text:span text:style-name="T10_2">2</text:span><text:span text:style-name="T10_3">NCBjYW</text:span><text:span text:style-name="T10_4">4</text:span><text:span text:style-name="T10_5">gYmUgdXNlZCB</text:span><text:span text:style-name="T10_6">0</text:span><text:span text:style-name="T10_7">byBlbmNvZGUgZS</text:span><text:span text:style-name="T10_8">1</text:span><text:span text:style-name="T10_9">tYWlsIGF</text:span><text:span text:style-name="T10_10">0</text:span><text:span text:style-name="T10_11">dGFjaG</text:span><text:span text:style-name="T10_12">1</text:span><text:span text:style-name="T10_13">lbnRzLg</text:span><text:span text:style-name="T10_14">==</text:span></text:p>
      <text:p text:style-name="P11"/>
      <text:p text:style-name="P12"/>
      <text:p text:style-name="P13"><text:span text:style-name="T13_1">1</text:span><text:span text:style-name="T13_2">F</text:span><text:span text:style-name="T13_3"><text:s/>19<text:s/>03<text:s/>07<text:s/>09<text:s/>18<text:s/>10<text:s/>04<text:s/>0</text:span><text:span text:style-name="T13_4">E</text:span><text:span text:style-name="T13_5"><text:s/>18<text:s/>09<text:s/>01<text:s/>04<text:s/>06<text:s/>05<text:s/>04<text:s/>14<text:s/>03<text:s/>0</text:span><text:span text:style-name="T13_6">A</text:span><text:span text:style-name="T13_7"><text:s/>09<text:s/>1</text:span><text:span text:style-name="T13_8">B</text:span><text:span text:style-name="T13_9"><text:s/>0</text:span><text:span text:style-name="T13_10">D</text:span><text:span text:style-name="T13_11"><text:s/>0</text:span><text:span text:style-name="T13_12">D</text:span></text:p>
      <text:p text:style-name="P14"/>
      <text:p text:style-name="P15"/>
      <text:p text:style-name="P16"><text:span text:style-name="T16_1">WKLV</text:span><text:span text:style-name="T16_2"><text:s/></text:span><text:span text:style-name="T16_3">LV</text:span><text:span text:style-name="T16_4"><text:s/></text:span><text:span text:style-name="T16_5">WKH</text:span><text:span text:style-name="T16_6"><text:s/></text:span><text:span text:style-name="T16_7">RQOB</text:span><text:span text:style-name="T16_8"><text:s/></text:span><text:span text:style-name="T16_9">OLQH</text:span><text:span text:style-name="T16_10"><text:s/></text:span><text:span text:style-name="T16_11">WKDW</text:span><text:span text:style-name="T16_12"><text:s/></text:span><text:span text:style-name="T16_13">UHDOOB</text:span><text:span text:style-name="T16_14"><text:s/></text:span><text:span text:style-name="T16_15">XVHV</text:span><text:span text:style-name="T16_16"><text:s/></text:span><text:span text:style-name="T16_17">FUBSWRJUDSKB</text:span></text:p>
      <text:p text:style-name="P17"/>
      <text:p text:style-name="P18"/>
      <text:p text:style-name="P19"><text:span text:style-name="T19_1">meQtaHbogh</text:span><text:span text:style-name="T19_2"><text:s/></text:span><text:span text:style-name="T19_3">qachDaq</text:span><text:span text:style-name="T19_4"><text:s/></text:span><text:span text:style-name="T19_5">Suv</text:span><text:span text:style-name="T19_6"><text:s/></text:span><text:span text:style-name="T19_7">qoH</text:span><text:span text:style-name="T19_8"><text:s/></text:span><text:span text:style-name="T19_9">neH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7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